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style:font-name="Liberation Sans" style:font-name-asian="AR PL UMing HK" style:font-name-complex="Lohit Devanagari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eak</text:p>
          </table:table-cell>
          <table:table-cell office:value-type="string" calcext:value-type="string">
            <text:p>PeakErr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nerg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esio</text:p>
          </table:table-cell>
          <table:table-cell table:style-name="ce1" office:value-type="float" office:value="20.7324" calcext:value-type="float">
            <text:p>2.07E+001</text:p>
          </table:table-cell>
          <table:table-cell table:style-name="ce1" office:value-type="float" office:value="0.00197951" calcext:value-type="float">
            <text:p>1.98E-003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1.14314" calcext:value-type="float">
            <text:p>1.14E+000</text:p>
          </table:table-cell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dio</text:p>
          </table:table-cell>
          <table:table-cell table:style-name="ce2" office:value-type="float" office:value="39.5379" calcext:value-type="float">
            <text:p>3.95E+001</text:p>
          </table:table-cell>
          <table:table-cell table:style-name="ce2" office:value-type="float" office:value="0.0462469" calcext:value-type="float">
            <text:p>4.62E-002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1.39954" calcext:value-type="float">
            <text:p>1.40E+000</text:p>
          </table:table-cell>
          <table:table-cell office:value-type="float" office:value="1275" calcext:value-type="float">
            <text:p>12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16.0989" calcext:value-type="float">
            <text:p>1.61E+001</text:p>
          </table:table-cell>
          <table:table-cell table:style-name="ce2" office:value-type="float" office:value="0.0455812" calcext:value-type="float">
            <text:p>4.56E-002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0.953054" calcext:value-type="float">
            <text:p>9.53E-001</text:p>
          </table:table-cell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io</text:p>
          </table:table-cell>
          <table:table-cell table:formula="of:=[.H6]/[.$I$14]*[.$C$3]" office:value-type="float" office:value="6.28563259670551" calcext:value-type="float">
            <text:p>6.2856325967</text:p>
          </table:table-cell>
          <table:table-cell table:formula="of:=[.I6]/[.$I$14]*[.$C$3]" office:value-type="float" office:value="0.0248610134286972" calcext:value-type="float">
            <text:p>0.0248610134</text:p>
          </table:table-cell>
          <table:table-cell office:value-type="float" office:value="505" calcext:value-type="float">
            <text:p>505</text:p>
          </table:table-cell>
          <table:table-cell table:formula="of:=[.K6]/[.$I$14]*[.$C$3]" office:value-type="float" office:value="1.65821850225358" calcext:value-type="float">
            <text:p>1.6582185023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9.0204" calcext:value-type="float">
            <text:p>9.02E+000</text:p>
          </table:table-cell>
          <table:table-cell table:style-name="ce2" office:value-type="float" office:value="0.0356776" calcext:value-type="float">
            <text:p>3.57E-002</text:p>
          </table:table-cell>
          <table:table-cell office:value-type="float" office:value="601" calcext:value-type="float">
            <text:p>601</text:p>
          </table:table-cell>
          <table:table-cell table:style-name="ce2" office:value-type="float" office:value="2.37968" calcext:value-type="float">
            <text:p>2.38E+000</text:p>
          </table:table-cell>
          <table:table-cell/>
        </table:table-row>
        <table:table-row table:style-name="ro1">
          <table:table-cell table:number-columns-repeated="2"/>
          <table:table-cell table:formula="of:=[.H7]/[.$I$14]*[.$C$3]" office:value-type="float" office:value="3.86130471506788" calcext:value-type="float">
            <text:p>3.8613047151</text:p>
          </table:table-cell>
          <table:table-cell table:formula="of:=[.I7]/[.$I$14]*[.$C$3]" office:value-type="float" office:value="0.015635479727218" calcext:value-type="float">
            <text:p>0.0156354797</text:p>
          </table:table-cell>
          <table:table-cell office:value-type="float" office:value="505" calcext:value-type="float">
            <text:p>505</text:p>
          </table:table-cell>
          <table:table-cell table:formula="of:=[.K7]/[.$I$14]*[.$C$3]" office:value-type="float" office:value="2.71852703936113" calcext:value-type="float">
            <text:p>2.7185270394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5.54129" calcext:value-type="float">
            <text:p>5.54E+000</text:p>
          </table:table-cell>
          <table:table-cell table:style-name="ce2" office:value-type="float" office:value="0.0224382" calcext:value-type="float">
            <text:p>2.24E-002</text:p>
          </table:table-cell>
          <table:table-cell office:value-type="float" office:value="601" calcext:value-type="float">
            <text:p>601</text:p>
          </table:table-cell>
          <table:table-cell table:style-name="ce2" office:value-type="float" office:value="3.90131" calcext:value-type="float">
            <text:p>3.90E+000</text:p>
          </table:table-cell>
          <table:table-cell/>
        </table:table-row>
        <table:table-row table:style-name="ro1">
          <table:table-cell table:number-columns-repeated="2"/>
          <table:table-cell table:formula="of:=[.H8]/[.$I$14]*[.$C$3]" office:value-type="float" office:value="2.53030089894363" calcext:value-type="float">
            <text:p>2.5303008989</text:p>
          </table:table-cell>
          <table:table-cell table:formula="of:=[.I8]/[.$I$14]*[.$C$3]" office:value-type="float" office:value="0.0189323638459703" calcext:value-type="float">
            <text:p>0.0189323638</text:p>
          </table:table-cell>
          <table:table-cell office:value-type="float" office:value="505" calcext:value-type="float">
            <text:p>505</text:p>
          </table:table-cell>
          <table:table-cell table:formula="of:=[.K8]/[.$I$14]*[.$C$3]" office:value-type="float" office:value="0.65785565662276" calcext:value-type="float">
            <text:p>0.6578556566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3.63119" calcext:value-type="float">
            <text:p>3.63E+000</text:p>
          </table:table-cell>
          <table:table-cell table:style-name="ce2" office:value-type="float" office:value="0.0271695" calcext:value-type="float">
            <text:p>2.72E-002</text:p>
          </table:table-cell>
          <table:table-cell office:value-type="float" office:value="601" calcext:value-type="float">
            <text:p>601</text:p>
          </table:table-cell>
          <table:table-cell table:style-name="ce2" office:value-type="float" office:value="0.944077" calcext:value-type="float">
            <text:p>9.44E-00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formula="of:=[.H9]/[.$I$14]*[.$C$3]" office:value-type="float" office:value="7.66290553664037" calcext:value-type="float">
            <text:p>7.6629055366</text:p>
          </table:table-cell>
          <table:table-cell table:formula="of:=[.I9]/[.$I$14]*[.$C$3]" office:value-type="float" office:value="0.0109191648072276" calcext:value-type="float">
            <text:p>0.0109191648</text:p>
          </table:table-cell>
          <table:table-cell office:value-type="float" office:value="505" calcext:value-type="float">
            <text:p>505</text:p>
          </table:table-cell>
          <table:table-cell table:formula="of:=[.K9]/[.$I$14]*[.$C$3]" office:value-type="float" office:value="1.22235499406777" calcext:value-type="float">
            <text:p>1.2223549941</text:p>
          </table:table-cell>
          <table:table-cell office:value-type="float" office:value="325" calcext:value-type="float">
            <text:p>325</text:p>
          </table:table-cell>
          <table:table-cell table:style-name="ce2" office:value-type="float" office:value="10.9969" calcext:value-type="float">
            <text:p>1.10E+001</text:p>
          </table:table-cell>
          <table:table-cell table:style-name="ce2" office:value-type="float" office:value="0.0156699" calcext:value-type="float">
            <text:p>1.57E-002</text:p>
          </table:table-cell>
          <table:table-cell office:value-type="float" office:value="601" calcext:value-type="float">
            <text:p>601</text:p>
          </table:table-cell>
          <table:table-cell table:style-name="ce2" office:value-type="float" office:value="1.75418" calcext:value-type="float">
            <text:p>1.75E+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balto</text:p>
          </table:table-cell>
          <table:table-cell table:style-name="ce2" office:value-type="float" office:value="41.9054" calcext:value-type="float">
            <text:p>4.19E+001</text:p>
          </table:table-cell>
          <table:table-cell table:style-name="ce2" office:value-type="float" office:value="0.0301577" calcext:value-type="float">
            <text:p>3.02E-002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1.68092" calcext:value-type="float">
            <text:p>1.68E+000</text:p>
          </table:table-cell>
          <table:table-cell office:value-type="float" office:value="1333" calcext:value-type="float">
            <text:p>13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37.1469" calcext:value-type="float">
            <text:p>3.71E+001</text:p>
          </table:table-cell>
          <table:table-cell table:style-name="ce2" office:value-type="float" office:value="0.0394664" calcext:value-type="float">
            <text:p>3.95E-002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1.46506" calcext:value-type="float">
            <text:p>1.47E+000</text:p>
          </table:table-cell>
          <table:table-cell office:value-type="float" office:value="1173" calcext:value-type="float">
            <text:p>1173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2" office:value-type="string" calcext:value-type="string">
            <text:p>601 valore</text:p>
          </table:table-cell>
          <table:table-cell table:style-name="ce2" office:value-type="float" office:value="29.7527" calcext:value-type="float">
            <text:p>2.98E+001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2.07324e+01 <text:s text:c="2"/>1.97951e-03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20.7324" calcext:value-type="float">
            <text:p>20.7324</text:p>
          </table:table-cell>
          <table:table-cell office:value-type="float" office:value="663" calcext:value-type="float">
            <text:p>663</text:p>
          </table:table-cell>
          <table:table-cell office:value-type="float" office:value="0.00197951" calcext:value-type="float">
            <text:p>0.001979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.5379" calcext:value-type="float">
            <text:p>39.5379</text:p>
          </table:table-cell>
          <table:table-cell office:value-type="float" office:value="1275" calcext:value-type="float">
            <text:p>1275</text:p>
          </table:table-cell>
          <table:table-cell office:value-type="float" office:value="0.0462469" calcext:value-type="float">
            <text:p>0.0462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0989" calcext:value-type="float">
            <text:p>16.0989</text:p>
          </table:table-cell>
          <table:table-cell office:value-type="float" office:value="511" calcext:value-type="float">
            <text:p>511</text:p>
          </table:table-cell>
          <table:table-cell office:value-type="float" office:value="0.0455812" calcext:value-type="float">
            <text:p>0.04558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8563259670551" calcext:value-type="float">
            <text:p>6.2856325967</text:p>
          </table:table-cell>
          <table:table-cell office:value-type="float" office:value="285" calcext:value-type="float">
            <text:p>285</text:p>
          </table:table-cell>
          <table:table-cell office:value-type="float" office:value="0.0248610134286972" calcext:value-type="float">
            <text:p>0.02486101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86130471506788" calcext:value-type="float">
            <text:p>3.8613047151</text:p>
          </table:table-cell>
          <table:table-cell office:value-type="float" office:value="160" calcext:value-type="float">
            <text:p>160</text:p>
          </table:table-cell>
          <table:table-cell office:value-type="float" office:value="0.015635479727218" calcext:value-type="float">
            <text:p>0.01563547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3030089894363" calcext:value-type="float">
            <text:p>2.5303008989</text:p>
          </table:table-cell>
          <table:table-cell office:value-type="float" office:value="81" calcext:value-type="float">
            <text:p>81</text:p>
          </table:table-cell>
          <table:table-cell office:value-type="float" office:value="0.0189323638459703" calcext:value-type="float">
            <text:p>0.0189323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66290553664037" calcext:value-type="float">
            <text:p>7.6629055366</text:p>
          </table:table-cell>
          <table:table-cell office:value-type="float" office:value="325" calcext:value-type="float">
            <text:p>325</text:p>
          </table:table-cell>
          <table:table-cell office:value-type="float" office:value="0.0109191648072276" calcext:value-type="float">
            <text:p>0.01091916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.9054" calcext:value-type="float">
            <text:p>41.9054</text:p>
          </table:table-cell>
          <table:table-cell office:value-type="float" office:value="1333" calcext:value-type="float">
            <text:p>1333</text:p>
          </table:table-cell>
          <table:table-cell office:value-type="float" office:value="0.0301577" calcext:value-type="float">
            <text:p>0.03015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.1469" calcext:value-type="float">
            <text:p>37.1469</text:p>
          </table:table-cell>
          <table:table-cell office:value-type="float" office:value="1173" calcext:value-type="float">
            <text:p>1173</text:p>
          </table:table-cell>
          <table:table-cell office:value-type="float" office:value="0.0394664" calcext:value-type="float">
            <text:p>0.0394664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float" office:value="20.7324" calcext:value-type="float">
            <text:p>20.7324</text:p>
          </table:table-cell>
          <table:table-cell office:value-type="float" office:value="663" calcext:value-type="float">
            <text:p>663</text:p>
          </table:table-cell>
          <table:table-cell office:value-type="float" office:value="1.14314" calcext:value-type="float">
            <text:p>1.14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.5379" calcext:value-type="float">
            <text:p>39.5379</text:p>
          </table:table-cell>
          <table:table-cell office:value-type="float" office:value="1275" calcext:value-type="float">
            <text:p>1275</text:p>
          </table:table-cell>
          <table:table-cell office:value-type="float" office:value="1.39954" calcext:value-type="float">
            <text:p>1.39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0989" calcext:value-type="float">
            <text:p>16.0989</text:p>
          </table:table-cell>
          <table:table-cell office:value-type="float" office:value="511" calcext:value-type="float">
            <text:p>511</text:p>
          </table:table-cell>
          <table:table-cell office:value-type="float" office:value="0.953054" calcext:value-type="float">
            <text:p>0.9530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8563259670551" calcext:value-type="float">
            <text:p>6.2856325967</text:p>
          </table:table-cell>
          <table:table-cell office:value-type="float" office:value="285" calcext:value-type="float">
            <text:p>285</text:p>
          </table:table-cell>
          <table:table-cell office:value-type="float" office:value="1.65821850225358" calcext:value-type="float">
            <text:p>1.6582185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86130471506788" calcext:value-type="float">
            <text:p>3.8613047151</text:p>
          </table:table-cell>
          <table:table-cell office:value-type="float" office:value="160" calcext:value-type="float">
            <text:p>160</text:p>
          </table:table-cell>
          <table:table-cell office:value-type="float" office:value="2.71852703936113" calcext:value-type="float">
            <text:p>2.71852703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3030089894363" calcext:value-type="float">
            <text:p>2.5303008989</text:p>
          </table:table-cell>
          <table:table-cell office:value-type="float" office:value="81" calcext:value-type="float">
            <text:p>81</text:p>
          </table:table-cell>
          <table:table-cell office:value-type="float" office:value="0.65785565662276" calcext:value-type="float">
            <text:p>0.65785565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66290553664037" calcext:value-type="float">
            <text:p>7.6629055366</text:p>
          </table:table-cell>
          <table:table-cell office:value-type="float" office:value="325" calcext:value-type="float">
            <text:p>325</text:p>
          </table:table-cell>
          <table:table-cell office:value-type="float" office:value="1.22235499406777" calcext:value-type="float">
            <text:p>1.2223549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.9054" calcext:value-type="float">
            <text:p>41.9054</text:p>
          </table:table-cell>
          <table:table-cell office:value-type="float" office:value="1333" calcext:value-type="float">
            <text:p>1333</text:p>
          </table:table-cell>
          <table:table-cell office:value-type="float" office:value="1.68092" calcext:value-type="float">
            <text:p>1.680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.1469" calcext:value-type="float">
            <text:p>37.1469</text:p>
          </table:table-cell>
          <table:table-cell office:value-type="float" office:value="1173" calcext:value-type="float">
            <text:p>1173</text:p>
          </table:table-cell>
          <table:table-cell office:value-type="float" office:value="1.46506" calcext:value-type="float">
            <text:p>1.465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fera </meta:initial-creator>
    <meta:creation-date>2017-09-29T14:38:05.226462255</meta:creation-date>
    <dc:date>2017-09-29T16:25:34.671851326</dc:date>
    <dc:creator>sfera </dc:creator>
    <meta:editing-duration>PT1H1M55S</meta:editing-duration>
    <meta:editing-cycles>8</meta:editing-cycles>
    <meta:generator>LibreOffice/4.3.7.2$Linux_X86_64 LibreOffice_project/430$Build-2</meta:generator>
    <meta:document-statistic meta:table-count="1" meta:cell-count="128" meta:object-count="0"/>
  </office:meta>
</office:document-meta>
</file>